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Material Icons" svg:font-family="'Google Material Icon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2">
      <style:paragraph-properties fo:margin-left="0cm" fo:margin-right="0cm" fo:margin-top="0.635cm" fo:margin-bottom="0.318cm" style:contextual-spacing="false" style:line-height-at-least="0.582cm" fo:orphans="2" fo:widows="2" fo:text-indent="0cm" style:auto-text-indent="false" fo:padding="0cm" fo:border="none"/>
      <style:text-properties fo:font-variant="normal" fo:text-transform="none" fo:color="#202124" loext:opacity="100%" style:font-name="inherit" fo:font-size="13.5pt" fo:letter-spacing="normal" fo:font-style="normal" fo:font-weight="bold" fo:background-color="#ffffff" loext:padding="0cm" loext:border="none"/>
    </style:style>
    <style:style style:name="P2" style:family="paragraph" style:parent-style-name="Heading_20_2">
      <style:text-properties fo:font-variant="normal" fo:text-transform="none" fo:color="#202124" loext:opacity="100%" style:font-name="inherit" fo:font-size="13.5pt" fo:letter-spacing="normal" fo:font-style="normal" fo:font-weight="bold" fo:background-color="#ffffff" loext:padding="0cm" loext:border="none"/>
    </style:style>
    <style:style style:name="P3" style:family="paragraph" style:parent-style-name="Heading_20_2">
      <style:paragraph-properties fo:margin-left="0cm" fo:margin-right="0cm" fo:margin-top="0cm" fo:margin-bottom="0cm" style:contextual-spacing="false" style:line-height-at-least="0.529cm" fo:orphans="2" fo:widows="2" fo:text-indent="0cm" style:auto-text-indent="false" fo:padding="0cm" fo:border="none"/>
      <style:text-properties fo:font-variant="normal" fo:text-transform="none" fo:color="#202124" loext:opacity="100%" style:font-name="inherit" fo:font-size="12pt" fo:letter-spacing="normal" fo:font-style="normal" fo:font-weight="bold" loext:padding="0cm" loext:border="none"/>
    </style:style>
    <style:style style:name="P4" style:family="paragraph" style:parent-style-name="Heading_20_2">
      <style:paragraph-properties fo:margin-left="0cm" fo:margin-right="0cm" fo:margin-top="0.635cm" fo:margin-bottom="0cm" style:contextual-spacing="false" style:line-height-at-least="0.529cm" fo:orphans="2" fo:widows="2" fo:text-indent="0cm" style:auto-text-indent="false" fo:padding="0cm" fo:border="none"/>
      <style:text-properties fo:font-variant="normal" fo:text-transform="none" fo:color="#202124" loext:opacity="100%" style:font-name="inherit" fo:font-size="12pt" fo:letter-spacing="normal" fo:font-style="normal" fo:font-weight="bold" loext:padding="0cm" loext:border="none"/>
    </style:style>
    <style:style style:name="P5" style:family="paragraph" style:parent-style-name="Heading_20_2">
      <style:paragraph-properties fo:margin-left="0cm" fo:margin-right="0cm" fo:margin-top="0.635cm" fo:margin-bottom="0.318cm" style:contextual-spacing="false" style:line-height-at-least="0.582cm" fo:orphans="2" fo:widows="2" fo:text-indent="0cm" style:auto-text-indent="false" fo:padding="0cm" fo:border="none"/>
    </style:style>
    <style:style style:name="P6" style:family="paragraph" style:parent-style-name="Heading_20_3">
      <style:paragraph-properties fo:margin-left="0cm" fo:margin-right="0cm" fo:margin-top="0.635cm" fo:margin-bottom="0.212cm" style:contextual-spacing="false" style:line-height-at-least="0.529cm" fo:orphans="2" fo:widows="2" fo:text-indent="0cm" style:auto-text-indent="false" fo:padding="0cm" fo:border="none"/>
      <style:text-properties fo:font-variant="normal" fo:text-transform="none" fo:color="#202124" loext:opacity="100%" style:font-name="inherit" fo:font-size="12pt" fo:letter-spacing="normal" fo:font-style="normal" fo:font-weight="bold" fo:background-color="#ffffff"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style:font-name="inherit" fo:font-size="12pt"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style:font-name="inherit" fo:font-size="12pt" officeooo:rsid="00015b75" officeooo:paragraph-rsid="00015b75" loext:padding="0cm" loext:border="none"/>
    </style:style>
    <style:style style:name="P9" style:family="paragraph" style:parent-style-name="Text_20_body">
      <style:paragraph-properties fo:margin-left="0cm" fo:margin-right="0cm" fo:margin-top="0cm" fo:margin-bottom="0.423cm" style:contextual-spacing="false" style:line-height-at-least="0.582cm" fo:orphans="2" fo:widows="2" fo:text-indent="0cm" style:auto-text-indent="false" fo:padding="0cm" fo:border="none"/>
      <style:text-properties fo:font-variant="normal" fo:text-transform="none" fo:color="#3c4043" loext:opacity="100%" style:font-name="inherit" fo:font-size="10.5pt" fo:letter-spacing="normal" fo:font-style="normal" fo:font-weight="normal" fo:background-color="#ffffff" loext:padding="0cm" loext:border="none"/>
    </style:style>
    <style:style style:name="P10"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000000" loext:opacity="100%" style:font-name="inherit" fo:font-size="12pt" fo:letter-spacing="normal" fo:font-style="normal" fo:font-weight="normal" loext:padding="0cm" loext:border="none"/>
    </style:style>
    <style:style style:name="P11" style:family="paragraph" style:parent-style-name="Text_20_body">
      <style:paragraph-properties fo:margin-left="0.212cm" fo:margin-right="0cm" fo:margin-top="0cm" fo:margin-bottom="0cm" style:contextual-spacing="false" fo:line-height="100%" fo:orphans="2" fo:widows="2" fo:text-indent="0cm" style:auto-text-indent="false"/>
      <style:text-properties fo:font-variant="normal" fo:text-transform="none" fo:color="#000000" loext:opacity="100%" style:font-name="Google Material Icons" fo:font-size="10.5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style:line-height-at-least="0.529cm" fo:orphans="2" fo:widows="2" fo:text-indent="0cm" style:auto-text-indent="false" fo:padding="0cm" fo:border="none"/>
      <style:text-properties fo:font-variant="normal" fo:text-transform="none" fo:color="#5f6368" loext:opacity="100%" style:font-name="inherit" fo:font-size="10.5pt" fo:letter-spacing="normal" fo:font-style="normal" fo:font-weight="normal" loext:padding="0cm" loext:border="none"/>
    </style:style>
    <style:style style:name="P13" style:family="paragraph" style:parent-style-name="Text_20_body">
      <style:paragraph-properties fo:margin-left="0cm" fo:margin-right="0cm" fo:margin-top="0.106cm" fo:margin-bottom="0cm" style:contextual-spacing="false" style:line-height-at-least="0.529cm" fo:orphans="2" fo:widows="2" fo:text-indent="0cm" style:auto-text-indent="false" fo:padding="0cm" fo:border="none"/>
      <style:text-properties fo:font-variant="normal" fo:text-transform="none" fo:color="#5f6368" loext:opacity="100%" style:font-name="inherit" fo:font-size="10.5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style:line-height-at-least="0.582cm" fo:orphans="2" fo:widows="2" fo:text-indent="0cm" style:auto-text-indent="false" fo:padding="0cm" fo:border="none"/>
    </style:style>
    <style:style style:name="P15" style:family="paragraph" style:parent-style-name="Text_20_body" style:list-style-name="L1">
      <style:paragraph-properties fo:margin-left="0cm" fo:margin-right="0cm" fo:margin-top="0cm" fo:margin-bottom="0cm" style:contextual-spacing="false" style:line-height-at-least="0.582cm" fo:orphans="2" fo:widows="2" fo:text-indent="0cm" style:auto-text-indent="false" fo:padding="0cm" fo:border="none"/>
    </style:style>
    <style:style style:name="P16" style:family="paragraph" style:parent-style-name="Text_20_body" style:list-style-name="L2">
      <style:paragraph-properties fo:margin-left="0cm" fo:margin-right="0cm" fo:margin-top="0cm" fo:margin-bottom="0cm" style:contextual-spacing="false" style:line-height-at-least="0.582cm"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style:line-height-at-least="0.529cm" fo:orphans="2" fo:widows="2" fo:text-indent="0cm" style:auto-text-indent="false"/>
    </style:style>
    <style:style style:name="P18" style:family="paragraph" style:parent-style-name="Text_20_body">
      <style:paragraph-properties fo:padding="0.049cm" fo:border="0.06pt solid #d9d9e3"/>
    </style:style>
    <style:style style:name="P19" style:family="paragraph" style:parent-style-name="Text_20_body" style:list-style-name="L3">
      <style:paragraph-properties fo:margin-top="0cm" fo:margin-bottom="0cm" style:contextual-spacing="false" fo:padding="0.049cm" fo:border="0.06pt solid #d9d9e3"/>
    </style:style>
    <style:style style:name="P20" style:family="paragraph" style:parent-style-name="Text_20_body" style:list-style-name="L3">
      <style:paragraph-properties fo:padding="0.049cm" fo:border="0.06pt solid #d9d9e3"/>
    </style:style>
    <style:style style:name="T1" style:family="text">
      <style:text-properties fo:font-variant="normal" fo:text-transform="none" fo:color="#3c4043" loext:opacity="100%" style:font-name="inherit" fo:font-size="10.5pt" fo:letter-spacing="normal" fo:font-style="normal" fo:font-weight="bold" fo:background-color="#ffffff" loext:char-shading-value="0" loext:padding="0cm" loext:border="none"/>
    </style:style>
    <style:style style:name="T2" style:family="text">
      <style:text-properties fo:font-variant="normal" fo:text-transform="none" fo:color="#3c4043" loext:opacity="100%" style:font-name="inherit" fo:font-size="10.5pt" fo:letter-spacing="normal" fo:font-style="normal" fo:font-weight="normal" fo:background-color="#ffffff" loext:char-shading-value="0" loext:padding="0cm" loext:border="none"/>
    </style:style>
    <style:style style:name="T3" style:family="text">
      <style:text-properties fo:font-variant="normal" fo:text-transform="none" fo:color="#202124" loext:opacity="100%" style:text-line-through-style="none" style:text-line-through-type="none" style:font-name="inherit" fo:font-size="10.5pt" fo:letter-spacing="normal" fo:font-style="normal" style:text-underline-style="none" fo:font-weight="normal" style:text-blinking="false" fo:background-color="#ffffff" loext:char-shading-value="0" loext:padding="0cm" loext:border="none"/>
    </style:style>
    <style:style style:name="T4" style:family="text">
      <style:text-properties fo:color="#202124" loext:opacity="100%" style:text-line-through-style="none" style:text-line-through-type="none" style:font-name="inherit" fo:font-size="10.5pt" style:text-underline-style="none" fo:font-weight="normal" style:text-blinking="false" loext:padding="0cm" loext:border="none"/>
    </style:style>
    <style:style style:name="T5" style:family="text">
      <style:text-properties fo:color="#202124" loext:opacity="100%" fo:font-size="10.5pt" fo:font-weight="bold"/>
    </style:style>
    <style:style style:name="T6" style:family="text">
      <style:text-properties style:font-name="Google Material Icons" fo:font-size="13.5pt"/>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Context</text:h>
      <text:p text:style-name="P14"><text:span text:style-name="Strong_20_Emphasis"><text:span text:style-name="T1">Air Pollution</text:span></text:span><text:span text:style-name="T2"> is contamination of the indoor or outdoor environment by any chemical, physical or biological agent that modifies the natural characteristics of the atmosphere. Household combustion devices, motor vehicles, industrial facilities and forest fires are common sources of air pollution. Pollutants of major public health concern include particulate matter, carbon monoxide, ozone, nitrogen dioxide and sulfur dioxide. Outdoor and indoor air pollution cause respiratory and other diseases and are important sources of morbidity and mortality.</text:span></text:p>
      <text:p text:style-name="P14"><text:span text:style-name="Strong_20_Emphasis"><text:span text:style-name="T1">This dataset provides geolocated information about the following pollutants:</text:span></text:span></text:p>
      <text:list text:style-name="L1">
        <text:list-item>
          <text:p text:style-name="P15"><text:span text:style-name="Strong_20_Emphasis"><text:span text:style-name="T1">Nitrogen Dioxide [NO2] :</text:span></text:span><text:span text:style-name="T2"> </text:span><text:span text:style-name="Strong_20_Emphasis"><text:span text:style-name="T1">Nitrogen Dioxide</text:span></text:span><text:span text:style-name="T2"> is one of the several nitrogen oxides. It is introduced into the air by natural phenomena like entry from stratosphere or lighting. At the surface level, however, NO2 forms from cars, trucks and buses emissions, power plants and off-road equipment. Exposure over short periods can aggravate respiratory diseases, like asthma. Longer exposures may contribute to develoment of asthma and respiratory infections. People with asthma, children and the elderly are at greater risk for the health effects of NO2.</text:span></text:p>
        </text:list-item>
        <text:list-item>
          <text:p text:style-name="P15"><text:span text:style-name="Strong_20_Emphasis"><text:span text:style-name="T1">Ozone [O3] :</text:span></text:span><text:span text:style-name="T2"> The </text:span><text:span text:style-name="Strong_20_Emphasis"><text:span text:style-name="T1">Ozone</text:span></text:span><text:span text:style-name="T2"> molecule is harmful for outdoor air quality (if outside of the ozone layer). At surface level, ozone is created by chemical reactions between oxides of nitrogen and volatile organic compounds (VOC). Differently from the good ozone located in the upper atmosphere, ground level ozone can provoke several health problems like chest pain, coughing, throat irritation and airway inflammation. Furthermore it can reduce lung function and worsen bronchitis, emphysema, and asthma. Ozone affects also vegetation and ecosystems. In particular, it damages sensitive vegetation during the growing season.</text:span></text:p>
        </text:list-item>
        <text:list-item>
          <text:p text:style-name="P15"><text:span text:style-name="Strong_20_Emphasis"><text:span text:style-name="T1">Carbon Monoxide [CO] :</text:span></text:span><text:span text:style-name="T2"> Carbon Monoxide is a colorless and odorless gas. Outdoor, it is emitted in the air above all by cars, trucks and other vehicles or machineries that burn fossil fuels. Such items like kerosene and gas space heaters, gas stoves also release CO affecting indoor air quality.<text:line-break/>Breathing air with a high concentration of CO reduces the amount of oxygen that can be transported in the blood stream to critical organs like the heart and brain. At very high levels, which are not likely to occur outdoor but which are possible in enclosed environments. CO can cause dizziness, confusion, unconsciousness and death.</text:span></text:p>
        </text:list-item>
        <text:list-item>
          <text:p text:style-name="P15"><text:span text:style-name="Strong_20_Emphasis"><text:span text:style-name="T1">Particulate Matter [PM2.5] :</text:span></text:span><text:span text:style-name="T2"> Atmospheric </text:span><text:span text:style-name="Strong_20_Emphasis"><text:span text:style-name="T1">Particulate Matter</text:span></text:span><text:span text:style-name="T2">, also known as atmospheric aerosol particles, are complex mixtures of small solid and liquid matter that get into the air. If inhaled they can cause serious heart and lungs problem. They have been classified as group 1 carcinogen by the International Agengy for Research on Cancer (IARC). PM10 refers to those particules with a diameter of 10 micrometers or less. PM2.5 refers to those particles with a diameter of 2.5 micrometers or less.</text:span></text:p>
        </text:list-item>
      </text:list>
      <text:h text:style-name="P1" text:outline-level="2">Content</text:h>
      <text:p text:style-name="P9">There is one dataset here.</text:p>
      <text:h text:style-name="P6" text:outline-level="3"><text:soft-page-break/>global air pollution dataset.csv</text:h>
      <text:list text:style-name="L2">
        <text:list-item>
          <text:p text:style-name="P16"><text:span text:style-name="Strong_20_Emphasis"><text:span text:style-name="T1">Country :</text:span></text:span><text:span text:style-name="T2"> Name of the country</text:span></text:p>
        </text:list-item>
        <text:list-item>
          <text:p text:style-name="P16"><text:span text:style-name="Strong_20_Emphasis"><text:span text:style-name="T1">City :</text:span></text:span><text:span text:style-name="T2"> Name of the city</text:span></text:p>
        </text:list-item>
        <text:list-item>
          <text:p text:style-name="P16"><text:span text:style-name="Strong_20_Emphasis"><text:span text:style-name="T1">AQI Value :</text:span></text:span><text:span text:style-name="T2"> Overall AQI value of the city</text:span></text:p>
        </text:list-item>
        <text:list-item>
          <text:p text:style-name="P16"><text:span text:style-name="Strong_20_Emphasis"><text:span text:style-name="T1">AQI Category :</text:span></text:span><text:span text:style-name="T2"> Overall AQI category of the city</text:span></text:p>
        </text:list-item>
        <text:list-item>
          <text:p text:style-name="P16"><text:span text:style-name="Strong_20_Emphasis"><text:span text:style-name="T1">CO AQI Value :</text:span></text:span><text:span text:style-name="T2"> AQI value of Carbon Monoxide of the city</text:span></text:p>
        </text:list-item>
        <text:list-item>
          <text:p text:style-name="P16"><text:span text:style-name="Strong_20_Emphasis"><text:span text:style-name="T1">CO AQI Category :</text:span></text:span><text:span text:style-name="T2"> AQI category of Carbon Monoxide of the city</text:span></text:p>
        </text:list-item>
        <text:list-item>
          <text:p text:style-name="P16"><text:span text:style-name="Strong_20_Emphasis"><text:span text:style-name="T1">Ozone AQI Value :</text:span></text:span><text:span text:style-name="T2"> AQI value of Ozone of the city</text:span></text:p>
        </text:list-item>
        <text:list-item>
          <text:p text:style-name="P16"><text:span text:style-name="Strong_20_Emphasis"><text:span text:style-name="T1">Ozone AQI Category :</text:span></text:span><text:span text:style-name="T2"> AQI category of Ozone of the city</text:span></text:p>
        </text:list-item>
        <text:list-item>
          <text:p text:style-name="P16"><text:span text:style-name="Strong_20_Emphasis"><text:span text:style-name="T1">NO2 AQI Value :</text:span></text:span><text:span text:style-name="T2"> AQI value of Nitrogen Dioxide of the city</text:span></text:p>
        </text:list-item>
        <text:list-item>
          <text:p text:style-name="P16"><text:span text:style-name="Strong_20_Emphasis"><text:span text:style-name="T1">NO2 AQI Category :</text:span></text:span><text:span text:style-name="T2"> AQI category of Nitrogen Dioxide of the city</text:span></text:p>
        </text:list-item>
        <text:list-item>
          <text:p text:style-name="P16"><text:span text:style-name="Strong_20_Emphasis"><text:span text:style-name="T1">PM2.5 AQI Value :</text:span></text:span><text:span text:style-name="T2"> AQI value of Particulate Matter with a diameter of 2.5 micrometers or less of the city</text:span></text:p>
        </text:list-item>
        <text:list-item>
          <text:p text:style-name="P16"><text:span text:style-name="Strong_20_Emphasis"><text:span text:style-name="T1">PM2.5 AQI Category :</text:span></text:span><text:span text:style-name="T2"> AQI category of Particulate Matter with a diameter of 2.5 micrometers or less of the city</text:span></text:p>
        </text:list-item>
      </text:list>
      <text:h text:style-name="P5" text:outline-level="2"><text:span text:style-name="T4"/></text:h>
      <text:p text:style-name="P7">-------------------------------------------</text:p>
      <text:p text:style-name="P7"/>
      <text:p text:style-name="P7">Los valores del AQI (Air Quality Index) para PM2.5 (partículas finas con un diámetro aerodinámico menor o igual a 2.5 micrómetros) en las mediciones del aire indican el nivel de concentración de estas partículas en el ambiente y su impacto potencial en la salud pública. El PM2.5 es una de las partículas más preocupantes debido a su tamaño pequeño, lo que les permite penetrar profundamente en los pulmones y entrar al torrente sanguíneo, lo que puede causar problemas respiratorios y cardiovasculares.</text:p>
      <text:p text:style-name="P18">El AQI para PM2.5 generalmente se calcula utilizando la concentración medida de estas partículas y luego se convierte en una categoría numérica y de color, siguiendo una escala estándar:</text:p>
      <text:list text:style-name="L3">
        <text:list-item>
          <text:p text:style-name="P19">AQI 0-50: Bueno (Verde) - La concentración de PM2.5 es baja y no se espera que represente un riesgo significativo para la salud.</text:p>
        </text:list-item>
        <text:list-item>
          <text:p text:style-name="P19">AQI 51-100: Moderado (Amarillo) - La concentración de PM2.5 puede representar un riesgo para la salud de personas especialmente sensibles, como niños, ancianos y personas con enfermedades respiratorias o cardíacas.</text:p>
        </text:list-item>
        <text:list-item>
          <text:p text:style-name="P19">AQI 101-150: Insalubre para grupos sensibles (Naranja) - La exposición al PM2.5 puede ser perjudicial para la salud, especialmente para grupos sensibles, y es recomendable que limiten la exposición al aire libre.</text:p>
        </text:list-item>
        <text:list-item>
          <text:p text:style-name="P19">AQI 151-200: Insalubre (Rojo) - Todos pueden comenzar a experimentar efectos para la salud, y los miembros de grupos sensibles pueden experimentar efectos más graves. Se recomienda que el público en general también limite la exposición al aire libre.</text:p>
        </text:list-item>
        <text:list-item>
          <text:p text:style-name="P19">AQI 201-300: Muy insalubre (Púrpura) - La exposición al PM2.5 es peligrosa para la salud, y tanto el público en general como los grupos sensibles pueden experimentar efectos más graves.</text:p>
        </text:list-item>
        <text:list-item>
          <text:p text:style-name="P20"><text:soft-page-break/>AQI 301-500: Peligroso (Marrón) - La exposición al PM2.5 es extremadamente peligrosa para la salud, y todos pueden experimentar efectos graves.</text:p>
        </text:list-item>
      </text:list>
      <text:p text:style-name="P18">Es importante prestar atención al AQI de PM2.5, especialmente si se encuentran en áreas con altos niveles de contaminación, ya que la exposición prolongada a concentraciones elevadas de PM2.5 puede tener efectos perjudiciales para la salud respiratoria y cardiovascular, y aumentar el riesgo de enfermedades como el asma, la bronquitis y las enfermedades cardíacas. Reducir la exposición a fuentes de PM2.5, como el humo de tabaco, las emisiones de vehículos y la quema de combustibles fósiles, puede ayudar a proteger la salud.</text:p>
      <text:p text:style-name="P7"/>
      <text:p text:style-name="P7"/>
      <text:p text:style-name="P7"/>
      <text:p text:style-name="P8">Página de interés: </text:p>
      <text:p text:style-name="P8"/>
      <text:p text:style-name="P8">https://www.kaggle.com/code/sasakitetsuya/what-causes-pm2-5</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Material Icons" svg:font-family="'Google Material Icon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9:15:28.398251603</meta:creation-date>
    <dc:date>2023-08-02T19:16:44.276764689</dc:date>
    <meta:editing-duration>PT1M20S</meta:editing-duration>
    <meta:editing-cycles>1</meta:editing-cycles>
    <meta:document-statistic meta:table-count="0" meta:image-count="0" meta:object-count="0" meta:page-count="3" meta:paragraph-count="34" meta:word-count="990" meta:character-count="6174" meta:non-whitespace-character-count="5239"/>
    <meta:generator>LibreOffice/7.5.2.2$Linux_X86_64 LibreOffice_project/50$Build-2</meta:generator>
  </office:meta>
</office:document-meta>
</file>